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efault-mono-font-family" svg:font-family="'var default-mono-font-family', ui-monospace, SFMono-Regular, Menlo, Monaco, Consolas, 'Liberation Mono', 'Courier New', monospace"/>
  </office:font-face-decls>
  <office:automatic-styles>
    <style:style style:name="P1" style:family="paragraph" style:parent-style-name="Standard">
      <style:text-properties fo:color="#cccccc" loext:opacity="100%" style:text-line-through-style="none" style:text-line-through-type="none" style:font-name="Droid Sans Mono" fo:font-size="10.5pt" fo:font-weight="normal" officeooo:rsid="000f643e" officeooo:paragraph-rsid="000f643e" fo:background-color="#1f1f1f"/>
    </style:style>
    <style:style style:name="P2" style:family="paragraph" style:parent-style-name="Standard">
      <style:text-properties fo:color="#cccccc" loext:opacity="100%" style:text-line-through-style="none" style:text-line-through-type="none" style:font-name="Droid Sans Mono" fo:font-size="10.5pt" fo:font-weight="normal" officeooo:rsid="00555e8e" officeooo:paragraph-rsid="00555e8e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26286e" officeooo:paragraph-rsid="0026286e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29c7dc" officeooo:paragraph-rsid="0029c7dc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rsid="002af822" officeooo:paragraph-rsid="002af822" fo:background-color="#1f1f1f"/>
    </style:style>
    <style:style style:name="P8" style:family="paragraph" style:parent-style-name="Standard">
      <style:text-properties fo:color="#cccccc" loext:opacity="100%" style:font-name="Droid Sans Mono" fo:font-size="10.5pt" fo:font-weight="normal" officeooo:rsid="003b6e4a" officeooo:paragraph-rsid="003b6e4a" fo:background-color="#1f1f1f"/>
    </style:style>
    <style:style style:name="P9" style:family="paragraph" style:parent-style-name="Standard">
      <style:text-properties fo:color="#cccccc" loext:opacity="100%" style:font-name="Droid Sans Mono" fo:font-size="10.5pt" fo:font-weight="normal" officeooo:rsid="004e7b1f" officeooo:paragraph-rsid="004e7b1f" fo:background-color="#1f1f1f"/>
    </style:style>
    <style:style style:name="P10" style:family="paragraph" style:parent-style-name="Standard">
      <style:text-properties style:text-line-through-style="solid" style:text-line-through-type="single"/>
    </style:style>
    <style:style style:name="P11" style:family="paragraph" style:parent-style-name="Standard">
      <style:text-properties style:text-line-through-style="solid" style:text-line-through-type="single" officeooo:rsid="000c00b5" officeooo:paragraph-rsid="000c00b5" fo:background-color="#ffff00"/>
    </style:style>
    <style:style style:name="P12" style:family="paragraph" style:parent-style-name="Standard">
      <style:text-properties style:text-line-through-style="solid" style:text-line-through-type="single" officeooo:rsid="000f643e" officeooo:paragraph-rsid="000db9d1" fo:background-color="#ffff00"/>
    </style:style>
    <style:style style:name="P13" style:family="paragraph" style:parent-style-name="Standard">
      <style:text-properties style:text-line-through-style="solid" style:text-line-through-type="single" officeooo:rsid="000c00b5" officeooo:paragraph-rsid="000c00b5" fo:background-color="transparent"/>
    </style:style>
    <style:style style:name="P14" style:family="paragraph" style:parent-style-name="Standard">
      <style:text-properties style:text-line-through-style="solid" style:text-line-through-type="single" officeooo:rsid="000db9d1" officeooo:paragraph-rsid="000db9d1" fo:background-color="transparent"/>
    </style:style>
    <style:style style:name="P15" style:family="paragraph" style:parent-style-name="Standard">
      <style:text-properties style:text-line-through-style="solid" style:text-line-through-type="single" style:text-underline-style="none" officeooo:rsid="000a5758" officeooo:paragraph-rsid="000a5758"/>
    </style:style>
    <style:style style:name="P16" style:family="paragraph" style:parent-style-name="Standard">
      <style:text-properties style:text-line-through-style="solid" style:text-line-through-type="single" officeooo:rsid="0026286e" officeooo:paragraph-rsid="0026286e"/>
    </style:style>
    <style:style style:name="P17" style:family="paragraph" style:parent-style-name="Standard">
      <style:text-properties style:text-line-through-style="solid" style:text-line-through-type="single" officeooo:rsid="002af822" officeooo:paragraph-rsid="002af822"/>
    </style:style>
    <style:style style:name="P18" style:family="paragraph" style:parent-style-name="Standard">
      <style:text-properties officeooo:rsid="000a5758" officeooo:paragraph-rsid="000a5758"/>
    </style:style>
    <style:style style:name="P19" style:family="paragraph" style:parent-style-name="Standard">
      <style:text-properties fo:background-color="#ffff00"/>
    </style:style>
    <style:style style:name="P20" style:family="paragraph" style:parent-style-name="Standard">
      <style:text-properties officeooo:paragraph-rsid="000a5758" fo:background-color="#ffff00"/>
    </style:style>
    <style:style style:name="P21" style:family="paragraph" style:parent-style-name="Standard">
      <style:text-properties officeooo:rsid="000c00b5" officeooo:paragraph-rsid="000c00b5" fo:background-color="#ffff00"/>
    </style:style>
    <style:style style:name="P22" style:family="paragraph" style:parent-style-name="Standard">
      <style:text-properties officeooo:rsid="0012a8ce" officeooo:paragraph-rsid="0012a8ce" fo:background-color="#ffff00"/>
    </style:style>
    <style:style style:name="P23" style:family="paragraph" style:parent-style-name="Standard">
      <style:text-properties officeooo:rsid="00142bc8" officeooo:paragraph-rsid="00142bc8" fo:background-color="#ffff00"/>
    </style:style>
    <style:style style:name="P24" style:family="paragraph" style:parent-style-name="Standard">
      <style:text-properties officeooo:paragraph-rsid="00142bc8" fo:background-color="#ffff00"/>
    </style:style>
    <style:style style:name="P25" style:family="paragraph" style:parent-style-name="Standard">
      <style:text-properties officeooo:paragraph-rsid="000df849"/>
    </style:style>
    <style:style style:name="P26" style:family="paragraph" style:parent-style-name="Standard">
      <style:text-properties style:text-line-through-style="none" style:text-line-through-type="none" officeooo:rsid="000f643e" officeooo:paragraph-rsid="000f643e" fo:background-color="#ffff00"/>
    </style:style>
    <style:style style:name="P27" style:family="paragraph" style:parent-style-name="Standard">
      <style:text-properties style:text-line-through-style="none" style:text-line-through-type="none" officeooo:rsid="0021de24" officeooo:paragraph-rsid="0021de24" fo:background-color="#ffff00"/>
    </style:style>
    <style:style style:name="P28" style:family="paragraph" style:parent-style-name="Standard">
      <style:text-properties style:text-line-through-style="none" style:text-line-through-type="none" officeooo:rsid="000f643e" officeooo:paragraph-rsid="000f643e" fo:background-color="transparent"/>
    </style:style>
    <style:style style:name="P29" style:family="paragraph" style:parent-style-name="Standard">
      <style:text-properties style:text-line-through-style="none" style:text-line-through-type="none" officeooo:rsid="001cf822" officeooo:paragraph-rsid="001cf822"/>
    </style:style>
    <style:style style:name="P30" style:family="paragraph" style:parent-style-name="Standard">
      <style:text-properties style:text-line-through-style="none" style:text-line-through-type="none" officeooo:rsid="00514dbd" officeooo:paragraph-rsid="00514dbd"/>
    </style:style>
    <style:style style:name="P31" style:family="paragraph" style:parent-style-name="Standard">
      <style:text-properties style:text-line-through-style="none" style:text-line-through-type="none" officeooo:rsid="005167a0" officeooo:paragraph-rsid="005167a0"/>
    </style:style>
    <style:style style:name="P32" style:family="paragraph" style:parent-style-name="Standard">
      <style:text-properties style:text-line-through-style="none" style:text-line-through-type="none" officeooo:rsid="0053041c" officeooo:paragraph-rsid="0053041c"/>
    </style:style>
    <style:style style:name="P33" style:family="paragraph" style:parent-style-name="Standard">
      <style:text-properties style:text-line-through-style="none" style:text-line-through-type="none" officeooo:rsid="0054fa5c" officeooo:paragraph-rsid="0054fa5c"/>
    </style:style>
    <style:style style:name="P34" style:family="paragraph" style:parent-style-name="Standard">
      <style:paragraph-properties fo:break-before="page"/>
      <style:text-properties style:text-line-through-style="none" style:text-line-through-type="none" officeooo:rsid="00555e8e" officeooo:paragraph-rsid="00555e8e"/>
    </style:style>
    <style:style style:name="P35" style:family="paragraph" style:parent-style-name="Standard">
      <style:text-properties style:text-line-through-style="none" style:text-line-through-type="none" officeooo:rsid="00555e8e" officeooo:paragraph-rsid="00555e8e"/>
    </style:style>
    <style:style style:name="P36" style:family="paragraph" style:parent-style-name="Standard">
      <style:text-properties officeooo:rsid="001994fc" officeooo:paragraph-rsid="001994fc"/>
    </style:style>
    <style:style style:name="P37" style:family="paragraph" style:parent-style-name="Standard">
      <style:text-properties officeooo:paragraph-rsid="001994fc"/>
    </style:style>
    <style:style style:name="P38" style:family="paragraph" style:parent-style-name="Standard">
      <style:text-properties officeooo:rsid="0019b8a4" officeooo:paragraph-rsid="0019b8a4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.049cm" fo:padding-bottom="0.049cm" fo:border-left="0.06pt solid #000000" fo:border-right="none" fo:border-top="0.06pt solid #000000" fo:border-bottom="0.06pt solid #000000"/>
    </style:style>
    <style:style style:name="P40" style:family="paragraph" style:parent-style-name="Preformatted_20_Text">
      <style:text-properties officeooo:rsid="000c00b5" officeooo:paragraph-rsid="000c00b5" fo:background-color="transparent"/>
    </style:style>
    <style:style style:name="P41" style:family="paragraph" style:parent-style-name="Standard">
      <style:text-properties officeooo:rsid="000c00b5" officeooo:paragraph-rsid="000c00b5" fo:background-color="transparent"/>
    </style:style>
    <style:style style:name="P42" style:family="paragraph" style:parent-style-name="Standard">
      <style:text-properties officeooo:rsid="0012a8ce" officeooo:paragraph-rsid="0012a8ce" fo:background-color="transparent"/>
    </style:style>
    <style:style style:name="P43" style:family="paragraph" style:parent-style-name="Standard">
      <style:text-properties officeooo:rsid="00142bc8" officeooo:paragraph-rsid="00142bc8" fo:background-color="transparent"/>
    </style:style>
    <style:style style:name="P44" style:family="paragraph" style:parent-style-name="Standard">
      <style:text-properties officeooo:rsid="00178bb8" officeooo:paragraph-rsid="00178bb8" fo:background-color="transparent"/>
    </style:style>
    <style:style style:name="P45" style:family="paragraph" style:parent-style-name="Standard">
      <style:text-properties officeooo:rsid="001b1c6f" officeooo:paragraph-rsid="001b1c6f" fo:background-color="transparent"/>
    </style:style>
    <style:style style:name="P46" style:family="paragraph" style:parent-style-name="Standard">
      <style:text-properties fo:color="#ce9178" loext:opacity="100%" style:text-line-through-style="none" style:text-line-through-type="none" style:font-name="Droid Sans Mono" fo:font-size="10.5pt" fo:font-weight="normal" officeooo:rsid="000f643e" officeooo:paragraph-rsid="000f643e" fo:background-color="transparent"/>
    </style:style>
    <style:style style:name="P47" style:family="paragraph" style:parent-style-name="Standard">
      <style:text-properties fo:color="#ce9178" loext:opacity="100%" style:text-line-through-style="solid" style:text-line-through-type="single" style:font-name="Droid Sans Mono" fo:font-size="10.5pt" fo:font-weight="normal" officeooo:rsid="000f643e" officeooo:paragraph-rsid="000f643e" fo:background-color="transparent"/>
    </style:style>
    <style:style style:name="P48" style:family="paragraph" style:parent-style-name="Standard">
      <style:text-properties officeooo:rsid="001ec799" officeooo:paragraph-rsid="001ec799"/>
    </style:style>
    <style:style style:name="P49" style:family="paragraph" style:parent-style-name="Standard">
      <style:text-properties officeooo:rsid="00241069" officeooo:paragraph-rsid="00241069"/>
    </style:style>
    <style:style style:name="P50" style:family="paragraph" style:parent-style-name="Standard">
      <style:text-properties officeooo:rsid="0025c577" officeooo:paragraph-rsid="0025c577"/>
    </style:style>
    <style:style style:name="P51" style:family="paragraph" style:parent-style-name="Standard">
      <style:text-properties fo:font-weight="bold" officeooo:rsid="00241069" officeooo:paragraph-rsid="00241069" style:font-weight-asian="bold" style:font-weight-complex="bold"/>
    </style:style>
    <style:style style:name="P52" style:family="paragraph" style:parent-style-name="Standard">
      <style:text-properties officeooo:rsid="0026286e" officeooo:paragraph-rsid="0026286e"/>
    </style:style>
    <style:style style:name="P53" style:family="paragraph" style:parent-style-name="Standard">
      <style:text-properties officeooo:rsid="0026286e" officeooo:paragraph-rsid="00320565"/>
    </style:style>
    <style:style style:name="P54" style:family="paragraph" style:parent-style-name="Standard">
      <style:text-properties officeooo:rsid="00281bfa" officeooo:paragraph-rsid="00281bfa"/>
    </style:style>
    <style:style style:name="P55" style:family="paragraph" style:parent-style-name="Standard">
      <style:text-properties officeooo:rsid="0029c7dc" officeooo:paragraph-rsid="0029c7dc"/>
    </style:style>
    <style:style style:name="P56" style:family="paragraph" style:parent-style-name="Standard">
      <style:text-properties officeooo:rsid="002af822" officeooo:paragraph-rsid="002af822"/>
    </style:style>
    <style:style style:name="P57" style:family="paragraph" style:parent-style-name="Standard">
      <style:text-properties officeooo:rsid="002c0b05" officeooo:paragraph-rsid="002c0b05"/>
    </style:style>
    <style:style style:name="P58" style:family="paragraph" style:parent-style-name="Standard">
      <style:text-properties officeooo:rsid="002cb89e" officeooo:paragraph-rsid="002cb89e"/>
    </style:style>
    <style:style style:name="P59" style:family="paragraph" style:parent-style-name="Standard">
      <style:text-properties officeooo:rsid="002fc10b" officeooo:paragraph-rsid="002fc10b"/>
    </style:style>
    <style:style style:name="P60" style:family="paragraph" style:parent-style-name="Standard">
      <style:text-properties officeooo:rsid="0030774f" officeooo:paragraph-rsid="0030774f"/>
    </style:style>
    <style:style style:name="P61" style:family="paragraph" style:parent-style-name="Standard">
      <style:text-properties officeooo:rsid="0033ef16" officeooo:paragraph-rsid="0033ef16"/>
    </style:style>
    <style:style style:name="P62" style:family="paragraph" style:parent-style-name="Standard">
      <style:text-properties officeooo:rsid="00389c1a" officeooo:paragraph-rsid="00389c1a"/>
    </style:style>
    <style:style style:name="P63" style:family="paragraph" style:parent-style-name="Standard">
      <style:text-properties officeooo:rsid="003b6e4a" officeooo:paragraph-rsid="00389c1a"/>
    </style:style>
    <style:style style:name="P64" style:family="paragraph" style:parent-style-name="Standard">
      <style:text-properties officeooo:rsid="003b6e4a" officeooo:paragraph-rsid="003b6e4a"/>
    </style:style>
    <style:style style:name="P65" style:family="paragraph" style:parent-style-name="Standard">
      <style:text-properties officeooo:rsid="003bd4f2" officeooo:paragraph-rsid="003bd4f2"/>
    </style:style>
    <style:style style:name="P66" style:family="paragraph" style:parent-style-name="Standard">
      <style:paragraph-properties style:line-height-at-least="0.503cm"/>
    </style:style>
    <style:style style:name="P67" style:family="paragraph" style:parent-style-name="Standard">
      <style:text-properties officeooo:rsid="003ef46c" officeooo:paragraph-rsid="003ef46c"/>
    </style:style>
    <style:style style:name="P68" style:family="paragraph" style:parent-style-name="Standard">
      <style:text-properties officeooo:rsid="003f33bc" officeooo:paragraph-rsid="003f33bc"/>
    </style:style>
    <style:style style:name="P69" style:family="paragraph" style:parent-style-name="Standard">
      <style:text-properties officeooo:rsid="003f33bc" officeooo:paragraph-rsid="00402303"/>
    </style:style>
    <style:style style:name="P70" style:family="paragraph" style:parent-style-name="Standard">
      <style:text-properties officeooo:rsid="00402303" officeooo:paragraph-rsid="0041d9ee"/>
    </style:style>
    <style:style style:name="P71" style:family="paragraph" style:parent-style-name="Standard">
      <style:text-properties officeooo:rsid="0041d9ee" officeooo:paragraph-rsid="0041d9ee"/>
    </style:style>
    <style:style style:name="P72" style:family="paragraph" style:parent-style-name="Standard">
      <style:text-properties officeooo:rsid="004210c8" officeooo:paragraph-rsid="004210c8"/>
    </style:style>
    <style:style style:name="P73" style:family="paragraph" style:parent-style-name="Standard">
      <style:text-properties officeooo:paragraph-rsid="004210c8"/>
    </style:style>
    <style:style style:name="P74" style:family="paragraph" style:parent-style-name="Standard">
      <style:text-properties officeooo:rsid="004376c1" officeooo:paragraph-rsid="004376c1"/>
    </style:style>
    <style:style style:name="P75" style:family="paragraph" style:parent-style-name="Standard">
      <style:text-properties officeooo:rsid="0048177a" officeooo:paragraph-rsid="0048177a"/>
    </style:style>
    <style:style style:name="P76" style:family="paragraph" style:parent-style-name="Standard">
      <style:text-properties officeooo:rsid="004ac16d" officeooo:paragraph-rsid="004ac16d"/>
    </style:style>
    <style:style style:name="P77" style:family="paragraph" style:parent-style-name="Standard">
      <style:text-properties officeooo:rsid="004bc66a" officeooo:paragraph-rsid="004bc66a"/>
    </style:style>
    <style:style style:name="P78" style:family="paragraph" style:parent-style-name="Standard">
      <style:text-properties officeooo:rsid="004d3647" officeooo:paragraph-rsid="004d3647"/>
    </style:style>
    <style:style style:name="P79" style:family="paragraph" style:parent-style-name="Standard">
      <style:text-properties officeooo:rsid="004dd2b2" officeooo:paragraph-rsid="004dd2b2"/>
    </style:style>
    <style:style style:name="P80" style:family="paragraph" style:parent-style-name="Standard">
      <style:text-properties officeooo:paragraph-rsid="004dd2b2"/>
    </style:style>
    <style:style style:name="P81" style:family="paragraph" style:parent-style-name="Standard">
      <style:text-properties officeooo:rsid="004e7b1f" officeooo:paragraph-rsid="004e7b1f"/>
    </style:style>
    <style:style style:name="P82" style:family="paragraph" style:parent-style-name="Standard">
      <style:paragraph-properties>
        <style:tab-stops>
          <style:tab-stop style:position="15.566cm"/>
        </style:tab-stops>
      </style:paragraph-properties>
      <style:text-properties officeooo:paragraph-rsid="00501bb1"/>
    </style:style>
    <style:style style:name="P83" style:family="paragraph" style:parent-style-name="Standard">
      <style:paragraph-properties>
        <style:tab-stops>
          <style:tab-stop style:position="15.369cm"/>
          <style:tab-stop style:position="15.566cm"/>
        </style:tab-stops>
      </style:paragraph-properties>
    </style:style>
    <style:style style:name="P84" style:family="paragraph" style:parent-style-name="Standard">
      <style:text-properties officeooo:paragraph-rsid="005167a0"/>
    </style:style>
    <style:style style:name="P85" style:family="paragraph" style:parent-style-name="Standard">
      <style:text-properties officeooo:rsid="005167a0" officeooo:paragraph-rsid="005167a0"/>
    </style:style>
    <style:style style:name="P86" style:family="paragraph" style:parent-style-name="Standard">
      <style:text-properties officeooo:rsid="0053041c" officeooo:paragraph-rsid="0053041c"/>
    </style:style>
    <style:style style:name="P87" style:family="paragraph" style:parent-style-name="Standard">
      <style:text-properties officeooo:paragraph-rsid="00533a90"/>
    </style:style>
    <style:style style:name="P88" style:family="paragraph" style:parent-style-name="Standard">
      <style:text-properties officeooo:paragraph-rsid="005553c5"/>
    </style:style>
    <style:style style:name="P89" style:family="paragraph" style:parent-style-name="Standard">
      <style:text-properties officeooo:paragraph-rsid="00555e8e"/>
    </style:style>
    <style:style style:name="P90" style:family="paragraph" style:parent-style-name="Standard">
      <style:text-properties officeooo:rsid="00555e8e" officeooo:paragraph-rsid="00555e8e"/>
    </style:style>
    <style:style style:name="P91" style:family="paragraph" style:parent-style-name="Standard">
      <style:text-properties officeooo:rsid="00570f80" officeooo:paragraph-rsid="00570f80"/>
    </style:style>
    <style:style style:name="P92" style:family="paragraph" style:parent-style-name="Standard">
      <style:text-properties style:text-line-through-style="none" style:text-line-through-type="none" officeooo:rsid="002318d6" officeooo:paragraph-rsid="002318d6" fo:background-color="transparent"/>
    </style:style>
    <style:style style:name="P93" style:family="paragraph" style:parent-style-name="Standard">
      <style:text-properties officeooo:rsid="00142bc8" officeooo:paragraph-rsid="00142bc8" fo:background-color="transparent"/>
    </style:style>
    <style:style style:name="P94" style:family="paragraph" style:parent-style-name="Standard">
      <style:text-properties officeooo:rsid="00320565" officeooo:paragraph-rsid="00320565"/>
    </style:style>
    <style:style style:name="P95" style:family="paragraph" style:parent-style-name="Standard">
      <style:text-properties officeooo:rsid="0041d9ee" officeooo:paragraph-rsid="0041d9ee"/>
    </style:style>
    <style:style style:name="P96" style:family="paragraph" style:parent-style-name="Standard">
      <style:text-properties officeooo:rsid="00573925" officeooo:paragraph-rsid="00573925"/>
    </style:style>
    <style:style style:name="P97" style:family="paragraph" style:parent-style-name="Standard">
      <style:text-properties fo:font-weight="bold" officeooo:rsid="00241069" officeooo:paragraph-rsid="00241069" style:font-weight-asian="bold" style:font-weight-complex="bold"/>
    </style:style>
    <style:style style:name="P98" style:family="paragraph" style:parent-style-name="Standard">
      <style:text-properties fo:font-weight="bold" officeooo:rsid="00573925" officeooo:paragraph-rsid="00573925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a5758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background-color="transparent" loext:char-shading-value="0"/>
    </style:style>
    <style:style style:name="T5" style:family="text">
      <style:text-properties fo:color="#808080" loext:opacity="100%" style:font-name="Droid Sans Mono" fo:font-size="10.5pt" fo:font-weight="normal" fo:background-color="transparent" loext:char-shading-value="0"/>
    </style:style>
    <style:style style:name="T6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0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1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transparent" loext:char-shading-value="0"/>
    </style:style>
    <style:style style:name="T14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fo:background-color="transparent" loext:char-shading-value="0"/>
    </style:style>
    <style:style style:name="T17" style:family="text">
      <style:text-properties fo:color="#ce9178" loext:opacity="100%" style:text-line-through-style="solid" style:text-line-through-type="single" fo:background-color="transparent" loext:char-shading-value="0"/>
    </style:style>
    <style:style style:name="T18" style:family="text">
      <style:text-properties fo:color="#ce9178" loext:opacity="100%" style:font-name="Droid Sans Mono" fo:font-size="10.5pt" fo:font-weight="normal" fo:background-color="transparent" loext:char-shading-value="0"/>
    </style:style>
    <style:style style:name="T19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0" style:family="text">
      <style:text-properties fo:color="#ce9178" loext:opacity="100%" style:font-name="Droid Sans Mono" fo:font-size="10.5pt" fo:font-weight="normal" officeooo:rsid="004e7b1f" fo:background-color="#1f1f1f" loext:char-shading-value="0"/>
    </style:style>
    <style:style style:name="T21" style:family="text">
      <style:text-properties fo:color="#ce9178" loext:opacity="100%" style:font-name="Droid Sans Mono" fo:font-size="10.5pt" fo:font-weight="normal" officeooo:rsid="005167a0" fo:background-color="#1f1f1f" loext:char-shading-value="0"/>
    </style:style>
    <style:style style:name="T22" style:family="text">
      <style:text-properties fo:color="#ce9178" loext:opacity="100%" style:text-line-through-style="none" style:text-line-through-type="none" style:font-name="Droid Sans Mono" fo:font-size="10.5pt" fo:font-weight="normal" officeooo:rsid="0054fa5c" fo:background-color="#1f1f1f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a5758" fo:background-color="transparent" loext:char-shading-value="0"/>
    </style:style>
    <style:style style:name="T25" style:family="text">
      <style:text-properties officeooo:rsid="000cb0cb" fo:background-color="transparent" loext:char-shading-value="0"/>
    </style:style>
    <style:style style:name="T26" style:family="text">
      <style:text-properties officeooo:rsid="0010ee33" fo:background-color="transparent" loext:char-shading-value="0"/>
    </style:style>
    <style:style style:name="T27" style:family="text">
      <style:text-properties officeooo:rsid="0015af4f" fo:background-color="transparent" loext:char-shading-value="0"/>
    </style:style>
    <style:style style:name="T28" style:family="text">
      <style:text-properties officeooo:rsid="00178bb8" fo:background-color="transparent" loext:char-shading-value="0"/>
    </style:style>
    <style:style style:name="T29" style:family="text">
      <style:text-properties officeooo:rsid="001994fc" fo:background-color="transparent" loext:char-shading-value="0"/>
    </style:style>
    <style:style style:name="T30" style:family="text">
      <style:text-properties officeooo:rsid="001d93b4" fo:background-color="transparent" loext:char-shading-value="0"/>
    </style:style>
    <style:style style:name="T31" style:family="text">
      <style:text-properties officeooo:rsid="001ec799" fo:background-color="transparent" loext:char-shading-value="0"/>
    </style:style>
    <style:style style:name="T32" style:family="text">
      <style:text-properties officeooo:rsid="001ef1a7" fo:background-color="transparent" loext:char-shading-value="0"/>
    </style:style>
    <style:style style:name="T33" style:family="text">
      <style:text-properties officeooo:rsid="002025e4" fo:background-color="transparent" loext:char-shading-value="0"/>
    </style:style>
    <style:style style:name="T34" style:family="text">
      <style:text-properties officeooo:rsid="001994fc"/>
    </style:style>
    <style:style style:name="T35" style:family="text">
      <style:text-properties officeooo:rsid="001cf822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style:text-line-through-style="none" style:text-line-through-type="none" officeooo:rsid="001cf822"/>
    </style:style>
    <style:style style:name="T38" style:family="text">
      <style:text-properties style:text-line-through-style="none" style:text-line-through-type="none" officeooo:rsid="005167a0"/>
    </style:style>
    <style:style style:name="T39" style:family="text">
      <style:text-properties style:text-line-through-style="none" style:text-line-through-type="none" officeooo:rsid="00533a90"/>
    </style:style>
    <style:style style:name="T40" style:family="text">
      <style:text-properties style:text-line-through-style="none" style:text-line-through-type="none" officeooo:rsid="00555e8e"/>
    </style:style>
    <style:style style:name="T41" style:family="text">
      <style:text-properties officeooo:rsid="001ec799"/>
    </style:style>
    <style:style style:name="T42" style:family="text">
      <style:text-properties fo:font-variant="normal" fo:text-transform="none" style:font-name="var default-mono-font-family" fo:font-size="12pt" fo:letter-spacing="normal" fo:font-style="normal" fo:font-weight="normal" loext:padding="0.049cm" loext:border="0.06pt solid #000000"/>
    </style:style>
    <style:style style:name="T43" style:family="text">
      <style:text-properties fo:font-variant="normal" fo:text-transform="none" style:font-name="var default-mono-font-family" fo:font-size="12pt" fo:letter-spacing="normal" fo:font-style="normal" fo:font-weight="bold" loext:padding="0.049cm" loext:border="0.06pt solid #000000"/>
    </style:style>
    <style:style style:name="T44" style:family="text">
      <style:text-properties fo:font-variant="normal" fo:text-transform="none" fo:color="#000080" loext:opacity="100%" style:font-name="var default-mono-font-family" fo:font-size="12pt" fo:letter-spacing="normal" fo:font-style="normal" fo:font-weight="normal" loext:padding="0.049cm" loext:border="0.06pt solid #000000"/>
    </style:style>
    <style:style style:name="T45" style:family="text">
      <style:text-properties fo:font-variant="normal" fo:text-transform="none" fo:color="#999999" loext:opacity="100%" style:font-name="var default-mono-font-family" fo:font-size="12pt" fo:letter-spacing="normal" fo:font-style="normal" fo:font-weight="bold" loext:padding="0.049cm" loext:border="0.06pt solid #000000"/>
    </style:style>
    <style:style style:name="T46" style:family="text">
      <style:text-properties fo:font-variant="normal" fo:text-transform="none" fo:color="#bbbbbb" loext:opacity="100%" style:font-name="var default-mono-font-family" fo:font-size="12pt" fo:letter-spacing="normal" fo:font-style="normal" fo:font-weight="normal" loext:padding="0.049cm" loext:border="0.06pt solid #000000"/>
    </style:style>
    <style:style style:name="T47" style:family="text">
      <style:text-properties fo:font-variant="normal" fo:text-transform="none" fo:color="#008080" loext:opacity="100%" style:font-name="var default-mono-font-family" fo:font-size="12pt" fo:letter-spacing="normal" fo:font-style="normal" fo:font-weight="normal" loext:padding="0.049cm" loext:border="0.06pt solid #000000"/>
    </style:style>
    <style:style style:name="T48" style:family="text">
      <style:text-properties fo:font-variant="normal" fo:text-transform="none" fo:letter-spacing="normal" loext:padding="0.049cm" loext:border="0.06pt solid #000000"/>
    </style:style>
    <style:style style:name="T49" style:family="text">
      <style:text-properties fo:font-variant="normal" fo:text-transform="none" fo:color="#bb8844" loext:opacity="100%" style:font-name="var default-mono-font-family" fo:font-size="12pt" fo:letter-spacing="normal" fo:font-style="normal" fo:font-weight="normal" loext:padding="0.049cm" loext:border="0.06pt solid #000000"/>
    </style:style>
    <style:style style:name="T50" style:family="text">
      <style:text-properties officeooo:rsid="001ef1a7"/>
    </style:style>
    <style:style style:name="T51" style:family="text">
      <style:text-properties officeooo:rsid="0025c577"/>
    </style:style>
    <style:style style:name="T52" style:family="text">
      <style:text-properties officeooo:rsid="002de918"/>
    </style:style>
    <style:style style:name="T53" style:family="text">
      <style:text-properties officeooo:rsid="00320565"/>
    </style:style>
    <style:style style:name="T54" style:family="text">
      <style:text-properties officeooo:rsid="001ec799" fo:background-color="#ffff00" loext:char-shading-value="0"/>
    </style:style>
    <style:style style:name="T55" style:family="text">
      <style:text-properties officeooo:rsid="00353fbe"/>
    </style:style>
    <style:style style:name="T56" style:family="text">
      <style:text-properties officeooo:rsid="00369f0a"/>
    </style:style>
    <style:style style:name="T57" style:family="text">
      <style:text-properties officeooo:rsid="003cec43"/>
    </style:style>
    <style:style style:name="T58" style:family="text">
      <style:text-properties officeooo:rsid="003d389e"/>
    </style:style>
    <style:style style:name="T59" style:family="text">
      <style:text-properties officeooo:rsid="0041d9ee"/>
    </style:style>
    <style:style style:name="T60" style:family="text">
      <style:text-properties officeooo:rsid="004210c8"/>
    </style:style>
    <style:style style:name="T61" style:family="text">
      <style:text-properties officeooo:rsid="004294e6"/>
    </style:style>
    <style:style style:name="T62" style:family="text">
      <style:text-properties officeooo:rsid="00455ee0"/>
    </style:style>
    <style:style style:name="T63" style:family="text">
      <style:text-properties officeooo:rsid="0046cf2d"/>
    </style:style>
    <style:style style:name="T64" style:family="text">
      <style:text-properties officeooo:rsid="0048c8bf"/>
    </style:style>
    <style:style style:name="T65" style:family="text">
      <style:text-properties officeooo:rsid="0049d0ec"/>
    </style:style>
    <style:style style:name="T66" style:family="text">
      <style:text-properties officeooo:rsid="004d3647"/>
    </style:style>
    <style:style style:name="T67" style:family="text">
      <style:text-properties officeooo:rsid="004dd2b2"/>
    </style:style>
    <style:style style:name="T68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69" style:family="text">
      <style:text-properties officeooo:rsid="004e7b1f"/>
    </style:style>
    <style:style style:name="T70" style:family="text">
      <style:text-properties officeooo:rsid="004f7b73"/>
    </style:style>
    <style:style style:name="T71" style:family="text">
      <style:text-properties officeooo:rsid="00501bb1"/>
    </style:style>
    <style:style style:name="T72" style:family="text">
      <style:text-properties officeooo:rsid="00532a4d"/>
    </style:style>
    <style:style style:name="T73" style:family="text">
      <style:text-properties officeooo:rsid="00555e8e"/>
    </style:style>
    <style:style style:name="T74" style:family="text">
      <style:text-properties officeooo:rsid="00570f80"/>
    </style:style>
    <style:style style:name="T7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nner dimension au logo <text:s/></text:p>
      <text:p text:style-name="Standard">{{ $image := resources.Get "images/logo.jpg" }}</text:p>
      <text:p text:style-name="Standard">{{ $image := $image.Process "resize 64x64" }}</text:p>
      <text:p text:style-name="Standard">{{ $alt := "un dessin carré de la devanture d'une vieille droguerie, logo du site" }}</text:p>
      <text:p text:style-name="Standard"/>
      <text:p text:style-name="Standard">créer balise &lt;nav&gt; </text:p>
      <text:p text:style-name="Standard">utilisation de flex <text:span text:style-name="T35">ce qui permet que le menu s’adapte automatiquement au nombre de colonnes</text:span></text:p>
      <text:p text:style-name="P10">Passer par des colonnes</text:p>
      <text:p text:style-name="P10">On va mettre 6 colonnes pour débuter et voir</text:p>
      <text:p text:style-name="P10">La mettre en hidden md:flex flex-row bg-mycolor-300</text:p>
      <text:p text:style-name="P10">La mettre en hidden md:grid grid-cols-6 w bg-mycolor-300</text:p>
      <text:p text:style-name="P29">La mettre en hidden md:flex bg-mycolor-300 pour donner un fond personnalisé</text:p>
      <text:p text:style-name="Standard">Ne pas mettre de ul, commencer directement le contenu <text:span text:style-name="T35">car en fait la balise &lt;nav&gt; a joué le rôle de &lt;ul&gt;</text:span></text:p>
      <text:p text:style-name="Standard">ancre a avec l'image et sa source $image.RelPermalink et un alt</text:p>
      <text:p text:style-name="Standard"/>
      <text:p text:style-name="Standard">Mettre le range : </text:p>
      <text:p text:style-name="Standard">{{ range .Site.Menus.main }}</text:p>
      <text:p text:style-name="Standard"><text:s text:c="8"/>&lt;li class=""&gt;</text:p>
      <text:p text:style-name="Standard"><text:s text:c="10"/>&lt;a class="" href="{{ .URL }}"&gt;{{ .Name }}&lt;/a&gt;</text:p>
      <text:p text:style-name="Standard"><text:s text:c="8"/>&lt;/li&gt;</text:p>
      <text:p text:style-name="Standard"><text:s text:c="6"/>{{ end }}</text:p>
      <text:p text:style-name="Standard"/>
      <text:p text:style-name="Standard">puis au fur et à mesure tester :</text:p>
      <text:p text:style-name="Standard">pour nav : <text:tab/><text:span text:style-name="T36">space-x-</text:span><text:span text:style-name="T37">12 pour espacer les éléments</text:span></text:p>
      <text:p text:style-name="Standard"><text:tab/><text:tab/>list-none</text:p>
      <text:p text:style-name="Standard"><text:tab/><text:tab/><text:span text:style-name="T1">items-center</text:span></text:p>
      <text:p text:style-name="Standard"><text:tab/><text:tab/>text-xl</text:p>
      <text:p text:style-name="Standard"><text:tab/><text:tab/>font-bold</text:p>
      <text:p text:style-name="Standard"><text:tab/><text:tab/><text:span text:style-name="T2">items-center pour centrer verticalement</text:span></text:p>
      <text:p text:style-name="P25">pour les &lt;a&gt; :<text:tab/>no-underline <text:tab/></text:p>
      <text:p text:style-name="P25"><text:tab/><text:tab/>hover:text-myred</text:p>
      <text:p text:style-name="P25"/>
      <text:p text:style-name="P25"/>
      <text:p text:style-name="Standard">pour li <text:s/><text:tab/>hover:scale-110</text:p>
      <text:p text:style-name="Standard"><text:tab/><text:tab/></text:p>
      <text:p text:style-name="P10">Insérer ifhas children au bon endroit : voir https://gohugo.io/methods/menu-entry/children/</text:p>
      <text:p text:style-name="P10"><text:s text:c="6"/>{{ if .HasChildren }}</text:p>
      <text:p text:style-name="P10"><text:s text:c="8"/>&lt;ul&gt;</text:p>
      <text:p text:style-name="P10"><text:s text:c="10"/>{{ range .Children }}</text:p>
      <text:p text:style-name="P10"><text:s text:c="12"/>&lt;li&gt;&lt;a href="{{ .URL }}"&gt;{{ .Name }}&lt;/a&gt;&lt;/li&gt;</text:p>
      <text:p text:style-name="P10"><text:s text:c="10"/>{{ end }}</text:p>
      <text:p text:style-name="P10"><text:s text:c="8"/>&lt;/ul&gt;</text:p>
      <text:p text:style-name="P10"><text:s text:c="6"/>{{ end }}</text:p>
      <text:p text:style-name="Standard"><text:s text:c="6"/></text:p>
      <text:p text:style-name="P48">On veut que les parents aient un symbole qui dise qu’il va y avoir un menu dropdown</text:p>
      <text:p text:style-name="P18">Au bon endroit insérer : </text:p>
      <text:p text:style-name="Standard">{{ if .HasChildren }}</text:p>
      <text:p text:style-name="P83">&lt;svg <text:span text:style-name="T14">fill</text:span><text:span text:style-name="T11">=</text:span><text:span text:style-name="T19">"currentColor"</text:span><text:span text:style-name="T11"> </text:span><text:span text:style-name="T14">viewBox</text:span><text:span text:style-name="T11">=</text:span><text:span text:style-name="T19">"0 0 20 20"</text:span><text:span text:style-name="T11"> </text:span><text:span text:style-name="T14">class</text:span><text:span text:style-name="T11">=</text:span><text:span text:style-name="T19">"inline w-4 h-4 "</text:span><text:span text:style-name="T6">&gt;&lt;</text:span><text:span text:style-name="T9">path</text:span><text:span text:style-name="T11"> </text:span><text:span text:style-name="T14">fill-rule</text:span><text:span text:style-name="T11">=</text:span><text:span text:style-name="T19">"evenodd"</text:span><text:span text:style-name="T11"> </text:span><text:span text:style-name="T14">d</text:span><text:span text:style-name="T11">=</text:span><text:span text:style-name="T19">"M5.293 7.293a1 1 0 011.414 0L10 10.586l3.293-3.293a1 1 0 111.414 1.414l-4 4a1 1 0 01-1.414 0l-4-4a1 1 0 010-1.414z"</text:span><text:span text:style-name="T11"> </text:span><text:span text:style-name="T14">clip-rule</text:span><text:span text:style-name="T11">=</text:span><text:span text:style-name="T19">"evenodd"</text:span><text:span text:style-name="T6">&gt;&lt;/</text:span><text:span text:style-name="T9">path</text:span><text:span text:style-name="T6">&gt;&lt;/</text:span><text:span text:style-name="T9">svg</text:span><text:span text:style-name="T6">&gt;</text:span></text:p>
      <text:p text:style-name="P83"/>
      <text:p text:style-name="Standard"><text:soft-page-break/>{{ end }}</text:p>
      <text:p text:style-name="P82">transition-transform duration-75 transform <text:span text:style-name="T71">NE PAS METTRE !</text:span></text:p>
      <text:p text:style-name="P18"/>
      <text:p text:style-name="P20">Au <text:s/>niveau de nav <text:tab/>fixer la hauteur : h-16<text:span text:style-name="T23"> <text:s/>le h-16 est-il utile ??? </text:span><text:span text:style-name="T30">A mettre plus loin</text:span></text:p>
      <text:p text:style-name="P18"/>
      <text:p text:style-name="P15">On voit que le signe pour les dropdown occupe une colonne à lui tout seuldonc abaisser le &lt;/li&gt; en dessous de la boucle</text:p>
      <text:p text:style-name="P18">ce qui donne : </text:p>
      <text:p text:style-name="P19"><text:span text:style-name="T24"/></text:p>
      <text:p text:style-name="Standard">{{ range .Site.Menus.main }}</text:p>
      <text:p text:style-name="Standard">&lt;li class="hover:text-myred hover:scale-110"&gt;</text:p>
      <text:p text:style-name="Standard">&lt;a class="no-underline" href="{{ .URL }}"&gt;{{ .Name }}&lt;/a&gt;</text:p>
      <text:p text:style-name="Standard">{{ if .HasChildren }}</text:p>
      <text:p text:style-name="Standard">&lt;svg fill="currentColor" viewBox="0 0 20 20" :class="{'rotate-180': open, 'rotate-0': !open}" class="inline w-4 h-4 mt-1 ml-1 transition-transform duration-75 transform md:-mt-1"&gt;&lt;path fill-rule="evenodd" d="M5.293 7.293a1 1 0 011.414 0L10 10.586l3.293-3.293a1 1 0 111.414 1.414l-4 4a1 1 0 01-1.414 0l-4-4a1 1 0 010-1.414z" clip-rule="evenodd"&gt;&lt;/path&gt;&lt;/svg&gt;</text:p>
      <text:p text:style-name="Standard"/>
      <text:p text:style-name="Standard">{{ end }}</text:p>
      <text:p text:style-name="Standard">&lt;/li&gt;</text:p>
      <text:p text:style-name="Standard">{{ end }}</text:p>
      <text:p text:style-name="P19"><text:span text:style-name="T24"/></text:p>
      <text:p text:style-name="P21"><text:span text:style-name="T24">L</text:span><text:span text:style-name="T23">e svg colle </text:span><text:span text:style-name="T31">à côté des parents qui existent (ici un seul parent : produits)</text:span></text:p>
      <text:p text:style-name="P21"><text:span text:style-name="T23"/></text:p>
      <text:p text:style-name="P41">coller maintenant le code pour les lignes des enfants : juste en dessous du svg</text:p>
      <text:p text:style-name="P41"/>
      <text:p text:style-name="P40"><text:span text:style-name="Source_20_Text"><text:span text:style-name="T42">&lt;</text:span></text:span><text:span text:style-name="Source_20_Text"><text:span text:style-name="T44">ul</text:span></text:span><text:span text:style-name="Source_20_Text"><text:span text:style-name="T42">&gt;</text:span></text:span></text:p>
      <text:p text:style-name="P39"><text:span text:style-name="Source_20_Text"><text:span text:style-name="T48"><text:s text:c="10"/>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3">range</text:span></text:span><text:span text:style-name="Source_20_Text"><text:span text:style-name="T46"> </text:span></text:span><text:span text:style-name="Source_20_Text"><text:span text:style-name="T47">.Children</text:span></text:span><text:span text:style-name="Source_20_Text"><text:span text:style-name="T46"> </text:span></text:span><text:span text:style-name="Source_20_Text"><text:span text:style-name="T45">}}</text:span></text:span></text:p>
      <text:p text:style-name="P39"><text:span text:style-name="Source_20_Text"><text:span text:style-name="T48"><text:s text:c="12"/></text:span></text:span><text:span text:style-name="Source_20_Text"><text:span text:style-name="T42">&lt;</text:span></text:span><text:span text:style-name="Source_20_Text"><text:span text:style-name="T44">li</text:span></text:span><text:span text:style-name="Source_20_Text"><text:span text:style-name="T42">&gt;&lt;</text:span></text:span><text:span text:style-name="Source_20_Text"><text:span text:style-name="T44">a</text:span></text:span><text:span text:style-name="Source_20_Text"><text:span text:style-name="T42"> </text:span></text:span><text:span text:style-name="Source_20_Text"><text:span text:style-name="T47">href</text:span></text:span><text:span text:style-name="Source_20_Text"><text:span text:style-name="T43">=</text:span></text:span><text:span text:style-name="Source_20_Text"><text:span text:style-name="T49">"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7">.URL</text:span></text:span><text:span text:style-name="Source_20_Text"><text:span text:style-name="T46"> </text:span></text:span><text:span text:style-name="Source_20_Text"><text:span text:style-name="T45">}}</text:span></text:span><text:span text:style-name="Source_20_Text"><text:span text:style-name="T49">"</text:span></text:span><text:span text:style-name="Source_20_Text"><text:span text:style-name="T42">&gt;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7">.Name</text:span></text:span><text:span text:style-name="Source_20_Text"><text:span text:style-name="T46"> </text:span></text:span><text:span text:style-name="Source_20_Text"><text:span text:style-name="T45">}}</text:span></text:span><text:span text:style-name="Source_20_Text"><text:span text:style-name="T42">&lt;/</text:span></text:span><text:span text:style-name="Source_20_Text"><text:span text:style-name="T44">a</text:span></text:span><text:span text:style-name="Source_20_Text"><text:span text:style-name="T42">&gt;&lt;/</text:span></text:span><text:span text:style-name="Source_20_Text"><text:span text:style-name="T44">li</text:span></text:span><text:span text:style-name="Source_20_Text"><text:span text:style-name="T42">&gt;</text:span></text:span></text:p>
      <text:p text:style-name="P39"><text:span text:style-name="Source_20_Text"><text:span text:style-name="T48"><text:s text:c="10"/>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3">end</text:span></text:span><text:span text:style-name="Source_20_Text"><text:span text:style-name="T46"> </text:span></text:span><text:span text:style-name="Source_20_Text"><text:span text:style-name="T45">}}</text:span></text:span></text:p>
      <text:p text:style-name="P39"><text:span text:style-name="Source_20_Text"><text:span text:style-name="T48"><text:s text:c="8"/></text:span></text:span><text:span text:style-name="Source_20_Text"><text:span text:style-name="T42">&lt;/</text:span></text:span><text:span text:style-name="Source_20_Text"><text:span text:style-name="T44">ul</text:span></text:span><text:span text:style-name="Source_20_Text"><text:span text:style-name="T42">&gt;</text:span></text:span></text:p>
      <text:p text:style-name="P41"/>
      <text:p text:style-name="P41"/>
      <text:p text:style-name="P21"><text:span text:style-name="T23"/></text:p>
      <text:p text:style-name="P41">On voit apparaître les enfants ; la hauteur de la nav s’est agrandi (on n’a pas écrit le h-16, voir le surligné) <text:span text:style-name="T54">Ajouter le h-16</text:span><text:span text:style-name="T41"> </text:span><text:span text:style-name="T50">pour fixer la hauteur de la &lt;nav&gt;</text:span></text:p>
      <text:p text:style-name="P11"><text:span text:style-name="T23">On modifie : <text:tab/>ul <text:tab/></text:span><text:span text:style-name="T25">list</text:span><text:span text:style-name="T23">-none</text:span></text:p>
      <text:p text:style-name="P13"><text:tab/><text:tab/>a<text:tab/>no-underline</text:p>
      <text:p text:style-name="P14">On modifie la classe de &lt;a&gt; : </text:p>
      <text:p text:style-name="P12"><text:span text:style-name="T23"/></text:p>
      <text:p text:style-name="P28">on modifie le &lt;ul&gt; de hasChilden : </text:p>
      <text:p text:style-name="P46"><text:tab/>list-none </text:p>
      <text:p text:style-name="P46"><text:tab/>text-mywhite </text:p>
      <text:p text:style-name="P1"><text:span text:style-name="T16"><text:tab/>text-left"</text:span><text:span text:style-name="T4">&gt;</text:span></text:p>
      <text:p text:style-name="P46"><text:tab/>border-t border-white </text:p>
      <text:p text:style-name="P1"><text:span text:style-name="T16"><text:tab/></text:span><text:span text:style-name="T17">pr-2 </text:span></text:p>
      <text:p text:style-name="P47"><text:tab/>pl-2 </text:p>
      <text:p text:style-name="P47"><text:tab/>bg-transparent </text:p>
      <text:p text:style-name="P28">on modifie <text:span text:style-name="T50">l</text:span>e &lt;a&gt; : <text:tab/>no-underline</text:p>
      <text:p text:style-name="P26"><text:span text:style-name="T23"><text:tab/><text:tab/><text:tab/></text:span><text:span text:style-name="T26">hover:text-</text:span><text:span text:style-name="T32">my</text:span><text:span text:style-name="T33">color-500</text:span></text:p>
      <text:p text:style-name="P26"><text:soft-page-break/><text:span text:style-name="T32"><text:tab/><text:tab/><text:tab/>hover:italic</text:span></text:p>
      <text:p text:style-name="P27"><text:span text:style-name="T32">O</text:span><text:span text:style-name="T23">n a envie de baisser un peu la liste pour que le premier élément ne chevauche pas les deux div (&lt;nav&gt; et la div du titre et de la photo)</text:span></text:p>
      <text:p text:style-name="P92">au niveau du &lt;ul&gt; de la boucle children on ajoute : pt-4</text:p>
      <text:p text:style-name="P26"><text:span text:style-name="T23"/></text:p>
      <text:p text:style-name="P22"><text:span text:style-name="T24">M</text:span><text:span text:style-name="T23">aintenant il faut faire en sorte que ce menu enfants soit caché et ne se déploie que si on le souhaite</text:span></text:p>
      <text:p text:style-name="P42">On utilise donc alpine.js pour ça</text:p>
      <text:p text:style-name="P22"><text:span text:style-name="T23">Fonction x-data : Voir </text:span><text:a xlink:type="simple" xlink:href="https://alpinejs.dev/directives/data" text:style-name="Internet_20_link" text:visited-style-name="Visited_20_Internet_20_Link"><text:span text:style-name="T23">https://alpinejs.dev/directives/data</text:span></text:a></text:p>
      <text:p text:style-name="P42">On fait un exemple</text:p>
      <text:p text:style-name="P42">Créer dans administration un fichier alpine.html</text:p>
      <text:p text:style-name="P42">Taper ! pour créer le code d’un fichier html</text:p>
      <text:p text:style-name="P42">Insérer le alpine cdn : </text:p>
      <text:p text:style-name="P22"><text:span text:style-name="T24">R</text:span><text:span text:style-name="T23">entrer le code du lien internet ci-dessus</text:span></text:p>
      <text:p text:style-name="P42">Enregistrer</text:p>
      <text:p text:style-name="P42">Ouvrir dans navigateur</text:p>
      <text:p text:style-name="P43">Visualiser le fonctionnement du code en cliquant sur le bouton</text:p>
      <text:p text:style-name="P23"><text:span text:style-name="T24">G</text:span><text:span text:style-name="T23">rosso modo le code dit :</text:span></text:p>
      <text:p text:style-name="P43"><text:tab/>état de base de : open = false </text:p>
      <text:p text:style-name="P23"><text:span text:style-name="T23"><text:tab/></text:span><text:span text:style-name="T29">x-show : si c’est à la valeur open, c’est visible si on est à true, non visible si on est à false En état de base on est à false, donc x-show = false donc c’est non visible</text:span></text:p>
      <text:p text:style-name="P43"><text:tab/>quand on clique sur le bouton @click : alors open devient ! open <text:s/>et le ! <text:s/>veut <text:s/>dire non : donc si open était à false, open devient à true : donc c’est ouvert et si je reclique dessus open qui était à true passe à false donc se ferme. Chaque fois qu’on clique, on change l’état de open </text:p>
      <text:p text:style-name="P23"><text:span text:style-name="T23">La première chose à faire est de créer une div x-data et d’y insérer notre bouton qui va être au niveau de produit. </text:span><text:span text:style-name="T28">Effectivement le bouton Toggle Content c’est en fait Produits du menu</text:span></text:p>
      <text:p text:style-name="P23"><text:span text:style-name="T23">il faut donc mettre cette div au-</text:span><text:span text:style-name="T27">dessus de la &lt;li&gt; sous range .site.menus.main</text:span></text:p>
      <text:p text:style-name="P23"><text:span text:style-name="T23"/></text:p>
      <text:p text:style-name="P24"><text:span text:style-name="T5">&lt;</text:span><text:span text:style-name="T8">div</text:span><text:span text:style-name="T10"> </text:span><text:span text:style-name="T13">class</text:span><text:span text:style-name="T10">=</text:span><text:span text:style-name="T18">"hover:scale-110"</text:span><text:span text:style-name="T10"> </text:span><text:span text:style-name="T13">x-data</text:span><text:span text:style-name="T10">=</text:span><text:span text:style-name="T18">"{ open: false }"</text:span><text:span text:style-name="T10"> </text:span><text:span text:style-name="T18">&gt;</text:span></text:p>
      <text:p text:style-name="P44">On insère cette div en la fermant au bon endroit</text:p>
      <text:p text:style-name="P44">La div à ouvrir x-show = open c’est la &lt;ul&gt; des enfant </text:p>
      <text:p text:style-name="P44">Donc on y ajoute ce bout de code</text:p>
      <text:p text:style-name="Standard"><text:span text:style-name="T28">Et le bouton c’est notre svg : on y ajoute le code ad hoc :</text:span> @click="open = ! open"</text:p>
      <text:p text:style-name="Standard"/>
      <text:p text:style-name="P36">Ca marche ; sauf que la hauteur de la &lt;nav&gt; est trop haute</text:p>
      <text:p text:style-name="P36">On veut donner un effet au petit symbole indiquant une liste : </text:p>
      <text:p text:style-name="P37"><text:span text:style-name="T34"><text:tab/></text:span><text:span text:style-name="T14">:class</text:span><text:span text:style-name="T11">=</text:span><text:span text:style-name="T19">"{'rotate-180': open, 'rotate-0': !open}"</text:span><text:span text:style-name="T11"> </text:span></text:p>
      <text:p text:style-name="P36">qu’il se tourne vers <text:s/>le bas quand c’est ouvert</text:p>
      <text:p text:style-name="P38">voir <text:a xlink:type="simple" xlink:href="https://alpinejs.dev/directives/bind" text:style-name="Internet_20_link" text:visited-style-name="Visited_20_Internet_20_Link">https://alpinejs.dev/directives/bind</text:a> et plus précisément : https://alpinejs.dev/directives/bind#binding-classes</text:p>
      <text:p text:style-name="P38">La directive x-bind : peut se résumer à :</text:p>
      <text:p text:style-name="P38">Ici, c’est sur la classe du bouton que l’on veut jouer</text:p>
      <text:p text:style-name="P45">Le code rajouté signifie en javascript : au niveau de la class : si open est vrai on fait rotation de 180°, si open est faux on fait rotation de 0°</text:p>
      <text:p text:style-name="P23"><text:span text:style-name="T23"/></text:p>
      <text:p text:style-name="Standard">pour le ul de children:<text:tab/>list-none bg-transparent <text:s/>border-t border-white pr-2 pl-2 text-mywhite <text:s/>text-left</text:p>
      <text:p text:style-name="Standard">pour le a de children :<text:tab/>no-underline<text:tab/></text:p>
      <text:p text:style-name="Standard">ajouter un svg juste sous if .HasChildren, avant ul :<text:tab/></text:p>
      <text:p text:style-name="Standard"><text:tab/> <text:s text:c="5"/>&lt;svg fill="currentColor" viewBox="0 0 20 20" :class="{'rotate-180': open, 'rotate-0': !open}" class="inline w-4 h-4 mt-1 ml-1 transition-transform duration-75 transform md:-mt-1"&gt;&lt;path fill-rule="evenodd" d="M5.293 7.293a1 1 0 011.414 0L10 10.586l3.293-3.293a1 1 0 111.414 1.414l-4 4a1 1 0 01-1.414 0l-4-4a1 1 0 010-1.414z" clip-rule="evenodd"&gt;&lt;/path&gt;&lt;/svg&gt;</text:p>
      <text:p text:style-name="Standard"><text:soft-page-break/></text:p>
      <text:p text:style-name="P49">On peut se dire qu’il serait sympa que le menu reste toujours affiché en haut de l’écran (Attention : pas sûr que ce soit une bonne idée!)</text:p>
      <text:p text:style-name="P49">On utilise sticky ; voir : <text:a xlink:type="simple" xlink:href="https://developer.mozilla.org/en-US/docs/Web/CSS/position" text:style-name="Internet_20_link" text:visited-style-name="Visited_20_Internet_20_Link">https://developer.mozilla.org/en-US/docs/Web/CSS/position</text:a></text:p>
      <text:p text:style-name="P50">dans la class de nav on ajoute : <text:tab/>sticky</text:p>
      <text:p text:style-name="P49"><text:tab/><text:tab/><text:tab/><text:tab/><text:tab/><text:span text:style-name="T51">top-0 pour indiquer que c’est à 0 que le menu doit se bloquer</text:span></text:p>
      <text:p text:style-name="P49"><text:tab/><text:tab/><text:tab/><text:tab/><text:tab/><text:span text:style-name="T51">z-50 pour dire que l’élément doit rester dessus (on met 50 parce que si jamais on avait d’autres éléments pour lesquels on utilise une altitude, cela laisse du mou)</text:span></text:p>
      <text:p text:style-name="Standard"/>
      <text:p text:style-name="P96"><text:span text:style-name="T75">Pour onmouseleave voir : </text:span><text:a xlink:type="simple" xlink:href="https://codepen.io/adevade/pen/rNOGmBV" text:style-name="Internet_20_link" text:visited-style-name="Visited_20_Internet_20_Link"><text:span text:style-name="T75">https://codepen.io/adevade/pen/rNOGmBV</text:span></text:a></text:p>
      <text:p text:style-name="P98">https://developer.mozilla.org/en-US/docs/Web/API/Window/setTimeout</text:p>
      <text:p text:style-name="P51">https://aaronsaray.com/2024/show-alpine-element-after-delay/</text:p>
      <text:p text:style-name="P51"/>
      <text:p text:style-name="P51"/>
      <text:p text:style-name="P51">On doit maintenant passer au menu pour les portables</text:p>
      <text:p text:style-name="P51"/>
      <text:p text:style-name="P49">&lt;nav&gt; on met de suite la classe : flex md:hidden (on veut une hauteur plus faible que pour le menu grand écran)</text:p>
      <text:p text:style-name="P52">On positionne notre image logo :</text:p>
      <text:p text:style-name="P5"><text:span text:style-name="T3">&lt;</text:span><text:span text:style-name="T7">a</text:span> <text:span text:style-name="T12">class</text:span>=<text:span text:style-name="T15">""</text:span> <text:span text:style-name="T12">href</text:span>=<text:span text:style-name="T15">"/"</text:span><text:span text:style-name="T3">&gt;&lt;</text:span><text:span text:style-name="T7">img</text:span> <text:span text:style-name="T12">class</text:span>=<text:span text:style-name="T15">""</text:span> <text:span text:style-name="T12">src</text:span>=<text:span text:style-name="T15">"{{ $image.RelPermalink }}"</text:span><text:span text:style-name="T3">&gt;&lt;/</text:span><text:span text:style-name="T7">a</text:span><text:span text:style-name="T3">&gt;</text:span></text:p>
      <text:p text:style-name="P16">pas sûr que le no-underline soit utile au niveau de cette ancre</text:p>
      <text:p text:style-name="P53">problème : l’image dépasse <text:span text:style-name="T53">donne trop de hauteur à la nav : on règle la taille de l’image et c’est elle qui va régler la taille de la nav : </text:span></text:p>
      <text:p text:style-name="P94"><text:tab/>img class <text:s/>h-12</text:p>
      <text:p text:style-name="P54"/>
      <text:p text:style-name="P58">On ajoute un titre LA FABRIQUE</text:p>
      <text:p text:style-name="P58">&lt;span&gt;LA FABRIQUE&lt;/span&gt;</text:p>
      <text:p text:style-name="P58">On met du css dans le span  class :</text:p>
      <text:p text:style-name="P58"><text:tab/>text-mycolor-<text:span text:style-name="T52">5</text:span>00</text:p>
      <text:p text:style-name="P58"><text:tab/>text-<text:span text:style-name="T55">lg</text:span></text:p>
      <text:p text:style-name="P58"><text:tab/><text:span text:style-name="T52">font-</text:span>bold</text:p>
      <text:p text:style-name="P58"/>
      <text:p text:style-name="P54"/>
      <text:p text:style-name="P55">On ajoute un svg : </text:p>
      <text:p text:style-name="P6"><text:span text:style-name="T3">&lt;</text:span><text:span text:style-name="T7">svg</text:span> <text:span text:style-name="T12">fill</text:span>=<text:span text:style-name="T15">"white"</text:span> <text:span text:style-name="T12">viewBox</text:span>=<text:span text:style-name="T15">"0 0 20 20"</text:span> <text:span text:style-name="T3">&gt;</text:span></text:p>
      <text:p text:style-name="P3"><text:span text:style-name="T3">&lt;</text:span><text:span text:style-name="T7">path</text:span> <text:s/><text:span text:style-name="T12">fill-rule</text:span>=<text:span text:style-name="T15">"evenodd"</text:span> <text:span text:style-name="T12">d</text:span>=<text:span text:style-name="T15">"M3 5a1 1 0 011-1h12a1 1 0 110 2H4a1 1 0 01-1-1zM3 10a1 1 0 011-1h12a1 1 0 110 2H4a1 1 0 01-1-1zM9 15a1 1 0 011-1h6a1 1 0 110 2h-6a1 1 0 01-1-1z"</text:span> <text:span text:style-name="T12">clip-rule</text:span>=<text:span text:style-name="T15">"evenodd"</text:span><text:span text:style-name="T3">&gt;&lt;/</text:span><text:span text:style-name="T7">path</text:span><text:span text:style-name="T3">&gt;</text:span></text:p>
      <text:p text:style-name="P3"><text:span text:style-name="T3">&lt;</text:span><text:span text:style-name="T7">path</text:span> <text:span text:style-name="T12">fill-rule</text:span>=<text:span text:style-name="T15">"evenodd"</text:span> <text:span text:style-name="T12">d</text:span>=<text:span text:style-name="T15">"M4.293 4.293a1 1 0 011.414 0L10 8.586l4.293-4.293a1 1 0 111.414 1.414L11.414 10l4.293 4.293a1 1 0 01-1.414 1.414L10 11.414l-4.293 4.293a1 1 0 01-1.414-1.414L8.586 10 4.293 5.707a1 1 0 010-1.414z"</text:span> <text:span text:style-name="T12">clip-rule</text:span>=<text:span text:style-name="T15">"evenodd"</text:span><text:span text:style-name="T3">&gt;&lt;/</text:span><text:span text:style-name="T7">path</text:span><text:span text:style-name="T3">&gt;</text:span></text:p>
      <text:p text:style-name="P3"><text:span text:style-name="T3">&lt;/</text:span><text:span text:style-name="T7">svg</text:span><text:span text:style-name="T3">&gt;</text:span></text:p>
      <text:p text:style-name="P55"/>
      <text:p text:style-name="P56">On adapte la hauteur du svg à ce qui nous convient :</text:p>
      <text:p text:style-name="P7"><text:span text:style-name="T12">class</text:span>=<text:span text:style-name="T15">"h-10"</text:span></text:p>
      <text:p text:style-name="P17">on ajoute un peu de padding : pt-1</text:p>
      <text:p text:style-name="P57">ce svg est la somme de deux images (deux path) : tester en enlevant un path, puis l’autre. Cela permettra de modifier l’aspect en fonction de l’ouverture ou non du menu</text:p>
      <text:p text:style-name="P57"/>
      <text:p text:style-name="P59">On justifie l’espace entre les éléments :</text:p>
      <text:p text:style-name="P59">&lt;nav &gt; class <text:tab/>justify-between</text:p>
      <text:p text:style-name="P59"><text:soft-page-break/></text:p>
      <text:p text:style-name="P60">On aimerait que le span LA FABRIQUE reste collé à l’image</text:p>
      <text:p text:style-name="P60">on crée une div pour eux deux</text:p>
      <text:p text:style-name="P60">&lt;div&gt;</text:p>
      <text:p text:style-name="P60"><text:tab/>&lt;image...&gt;</text:p>
      <text:p text:style-name="P60"><text:tab/>&lt;span&gt;…&lt;/span&gt;</text:p>
      <text:p text:style-name="P60">Mais le texte est en dessous de l’image</text:p>
      <text:p text:style-name="P60">A la div ajouter : class<text:tab/>flex </text:p>
      <text:p text:style-name="P60"/>
      <text:p text:style-name="P61">On met du padding au niveau du titre <text:span text:style-name="T56">pour le décoller de l’image </text:span>:</text:p>
      <text:p text:style-name="P61"><text:tab/>class <text:tab/>p<text:span text:style-name="T56">l</text:span>-4</text:p>
      <text:p text:style-name="P62">On veut centrer les éléments verticalement : </text:p>
      <text:p text:style-name="P62"><text:tab/>nav <text:tab/>class<text:tab/>items-center </text:p>
      <text:p text:style-name="P62">Mais le titre n’est pas centré</text:p>
      <text:p text:style-name="P62"><text:tab/>div <text:tab/>class<text:tab/>items-center</text:p>
      <text:p text:style-name="P63"/>
      <text:p text:style-name="P64">On a le design de notre menu</text:p>
      <text:p text:style-name="P64">On ajoute le code hugo du menu sans les enfants <text:span text:style-name="T57">en fin de notre code </text:span><text:span text:style-name="T58">après le svg</text:span></text:p>
      <text:p text:style-name="P64"/>
      <text:p text:style-name="P8">{{ range .Site.Menus.main }}</text:p>
      <text:p text:style-name="P3"><text:span text:style-name="T3">&lt;</text:span><text:span text:style-name="T7">li</text:span><text:span text:style-name="T3">&gt;</text:span></text:p>
      <text:p text:style-name="P3"><text:span text:style-name="T3">&lt;</text:span><text:span text:style-name="T7">a</text:span> <text:span text:style-name="T12">href</text:span>=<text:span text:style-name="T15">"{{ .URL }}"</text:span><text:span text:style-name="T3">&gt;</text:span>{{ .Name }}<text:span text:style-name="T3">&lt;/</text:span><text:span text:style-name="T7">a</text:span><text:span text:style-name="T3">&gt;</text:span></text:p>
      <text:p text:style-name="P66"/>
      <text:p text:style-name="P3"><text:span text:style-name="T3">&lt;/</text:span><text:span text:style-name="T7">li</text:span><text:span text:style-name="T3">&gt;</text:span></text:p>
      <text:p text:style-name="P3">{{ end }}</text:p>
      <text:p text:style-name="P4"/>
      <text:p text:style-name="P64"/>
      <text:p text:style-name="P64"/>
      <text:p text:style-name="P65">Les trois titres s’ajoutent à notre ligne de menu !</text:p>
      <text:p text:style-name="P65">D’une part on ne veut pas les voir tant qu’on n’a pas appuyé sur le bouton hamburgeur</text:p>
      <text:p text:style-name="P65">D’autre part on veut qu’ils soient en colonne</text:p>
      <text:p text:style-name="P65">1) on enlève les disc de la liste : au niveau de</text:p>
      <text:p text:style-name="P65"><text:tab/>&lt;nav&gt;<text:tab/><text:tab/>class<text:tab/>list-none</text:p>
      <text:p text:style-name="P67">2) on enlève le soulignement des ancres</text:p>
      <text:p text:style-name="P67"><text:tab/>&lt;a&gt;<text:tab/>class<text:tab/><text:tab/>no-underline</text:p>
      <text:p text:style-name="P68">3) on met ce code de menu dans une div <text:span text:style-name="T59">Pour savoir de qui on parle on va donner une id à cette div :<text:tab/>id= « hugo-menu »</text:span></text:p>
      <text:p text:style-name="P69">4 on met la div en </text:p>
      <text:p text:style-name="P69"><text:tab/>flex</text:p>
      <text:p text:style-name="P70"><text:tab/>flex-col</text:p>
      <text:p text:style-name="P70"/>
      <text:p text:style-name="P72">Cette div hugo-menu, il faut qu’elle soit sous la photo, le titre et le svg</text:p>
      <text:p text:style-name="P72">On va donc mettre ces trois éléments dans une div qu’on va appeler id= « en-tete »</text:p>
      <text:p text:style-name="P73"><text:span text:style-name="T60">et c’est à cette div qu’on va donner les class </text:span><text:span text:style-name="T61">flex </text:span>justify-between items-center <text:span text:style-name="T60">de la &lt;nav&gt;</text:span></text:p>
      <text:p text:style-name="P72">Donc on efface ces éléments de nav pour les mettre dans en-tete</text:p>
      <text:p text:style-name="P72">dans en-tete on ajoute : flex flex-row</text:p>
      <text:p text:style-name="P70"/>
      <text:p text:style-name="P71">On va cacher cette div en fonction de l’état du svg : open false ou open true</text:p>
      <text:p text:style-name="P71">On met x-data dans la &lt;nav&gt;</text:p>
      <text:p text:style-name="P71">Au niveau du svg on met le @click="open = !open"</text:p>
      <text:p text:style-name="P71">Au niveau de la div du menu on met notre <text:span text:style-name="T62">x-show= »open »</text:span></text:p>
      <text:p text:style-name="P71"/>
      <text:p text:style-name="P74"><text:soft-page-break/>On a les trois lignes du menu qui s’affichent verticalement sous la barre du menu</text:p>
      <text:p text:style-name="P74">On va jouer sur les couleurs <text:span text:style-name="T65">et la taille des caractères</text:span></text:p>
      <text:p text:style-name="P74">div hugo-menu : <text:tab/>class<text:tab/>bg-mycolor-600</text:p>
      <text:p text:style-name="P74"><text:tab/><text:tab/><text:tab/><text:tab/><text:span text:style-name="T63">text-mycolor-100</text:span></text:p>
      <text:p text:style-name="P74"><text:tab/><text:tab/><text:tab/><text:tab/><text:span text:style-name="T65">text-lg</text:span></text:p>
      <text:p text:style-name="P75">On espace les lignes les unes des autres <text:span text:style-name="T64">et du bord</text:span> :</text:p>
      <text:p text:style-name="P75">&lt;<text:span text:style-name="T72">li&gt; on va lui donner une id li-menu</text:span></text:p>
      <text:p text:style-name="P75">&lt;li <text:span text:style-name="T72">id= »li-menu »</text:span>&gt; <text:tab/>class<text:tab/><text:tab/>py-<text:span text:style-name="T69">1</text:span></text:p>
      <text:p text:style-name="P75"><text:tab/><text:tab/><text:tab/><text:tab/><text:tab/><text:span text:style-name="T64">pl-1</text:span></text:p>
      <text:p text:style-name="P76">Sur le hover de l’ancre, on passe en italique</text:p>
      <text:p text:style-name="P76">&lt;a&gt; <text:tab/>class<text:tab/>hover :italic</text:p>
      <text:p text:style-name="P76"/>
      <text:p text:style-name="P77">Le svg est en deux parties et elles sont mélangées. On veut que l’une apparaisse quand open=false et l’autre quand open=true</text:p>
      <text:p text:style-name="P77">Donc dans le svg on modifie le code avec<text:tab/>x-<text:span text:style-name="T66">show</text:span></text:p>
      <text:p text:style-name="P77"><text:tab/><text:span text:style-name="T66">pour le premier chemin on met :<text:tab/>x-show="!open"</text:span></text:p>
      <text:p text:style-name="P78"><text:tab/>pour le deuxième chemin on met <text:tab/>x-show="open"</text:p>
      <text:p text:style-name="P78"/>
      <text:p text:style-name="P79">Il faut terminer avec les parents qui ont des enfants</text:p>
      <text:p text:style-name="P79">sous le &lt;a&gt; du menu, on met ce qui concerne le menu dropdown</text:p>
      <text:p text:style-name="P80"><text:span text:style-name="T67"><text:tab/></text:span><text:span text:style-name="T68">&lt;!-- Dropdown --&gt;</text:span></text:p>
      <text:p text:style-name="P80"><text:span text:style-name="T67"><text:tab/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3">if</text:span></text:span><text:span text:style-name="Source_20_Text"><text:span text:style-name="T46"> </text:span></text:span><text:span text:style-name="Source_20_Text"><text:span text:style-name="T47">.HasChildren</text:span></text:span><text:span text:style-name="Source_20_Text"><text:span text:style-name="T46"> </text:span></text:span><text:span text:style-name="Source_20_Text"><text:span text:style-name="T45">}}</text:span></text:span></text:p>
      <text:p text:style-name="P39"><text:span text:style-name="Source_20_Text"><text:span text:style-name="T48"><text:s text:c="8"/></text:span></text:span><text:span text:style-name="Source_20_Text"><text:span text:style-name="T42">&lt;</text:span></text:span><text:span text:style-name="Source_20_Text"><text:span text:style-name="T44">ul</text:span></text:span><text:span text:style-name="Source_20_Text"><text:span text:style-name="T42">&gt;</text:span></text:span></text:p>
      <text:p text:style-name="P39"><text:span text:style-name="Source_20_Text"><text:span text:style-name="T48"><text:s text:c="10"/>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3">range</text:span></text:span><text:span text:style-name="Source_20_Text"><text:span text:style-name="T46"> </text:span></text:span><text:span text:style-name="Source_20_Text"><text:span text:style-name="T47">.Children</text:span></text:span><text:span text:style-name="Source_20_Text"><text:span text:style-name="T46"> </text:span></text:span><text:span text:style-name="Source_20_Text"><text:span text:style-name="T45">}}</text:span></text:span></text:p>
      <text:p text:style-name="P39"><text:span text:style-name="Source_20_Text"><text:span text:style-name="T48"><text:s text:c="12"/></text:span></text:span><text:span text:style-name="Source_20_Text"><text:span text:style-name="T42">&lt;</text:span></text:span><text:span text:style-name="Source_20_Text"><text:span text:style-name="T44">li</text:span></text:span><text:span text:style-name="Source_20_Text"><text:span text:style-name="T42">&gt;&lt;</text:span></text:span><text:span text:style-name="Source_20_Text"><text:span text:style-name="T44">a</text:span></text:span><text:span text:style-name="Source_20_Text"><text:span text:style-name="T42"> </text:span></text:span><text:span text:style-name="Source_20_Text"><text:span text:style-name="T47">href</text:span></text:span><text:span text:style-name="Source_20_Text"><text:span text:style-name="T43">=</text:span></text:span><text:span text:style-name="Source_20_Text"><text:span text:style-name="T49">"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7">.URL</text:span></text:span><text:span text:style-name="Source_20_Text"><text:span text:style-name="T46"> </text:span></text:span><text:span text:style-name="Source_20_Text"><text:span text:style-name="T45">}}</text:span></text:span><text:span text:style-name="Source_20_Text"><text:span text:style-name="T49">"</text:span></text:span><text:span text:style-name="Source_20_Text"><text:span text:style-name="T42">&gt;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7">.Name</text:span></text:span><text:span text:style-name="Source_20_Text"><text:span text:style-name="T46"> </text:span></text:span><text:span text:style-name="Source_20_Text"><text:span text:style-name="T45">}}</text:span></text:span><text:span text:style-name="Source_20_Text"><text:span text:style-name="T42">&lt;/</text:span></text:span><text:span text:style-name="Source_20_Text"><text:span text:style-name="T44">a</text:span></text:span><text:span text:style-name="Source_20_Text"><text:span text:style-name="T42">&gt;&lt;/</text:span></text:span><text:span text:style-name="Source_20_Text"><text:span text:style-name="T44">li</text:span></text:span><text:span text:style-name="Source_20_Text"><text:span text:style-name="T42">&gt;</text:span></text:span></text:p>
      <text:p text:style-name="P39"><text:span text:style-name="Source_20_Text"><text:span text:style-name="T48"><text:s text:c="10"/>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3">end</text:span></text:span><text:span text:style-name="Source_20_Text"><text:span text:style-name="T46"> </text:span></text:span><text:span text:style-name="Source_20_Text"><text:span text:style-name="T45">}}</text:span></text:span></text:p>
      <text:p text:style-name="P39"><text:span text:style-name="Source_20_Text"><text:span text:style-name="T48"><text:s text:c="8"/></text:span></text:span><text:span text:style-name="Source_20_Text"><text:span text:style-name="T42">&lt;/</text:span></text:span><text:span text:style-name="Source_20_Text"><text:span text:style-name="T44">ul</text:span></text:span><text:span text:style-name="Source_20_Text"><text:span text:style-name="T42">&gt;</text:span></text:span></text:p>
      <text:p text:style-name="P39"><text:span text:style-name="Source_20_Text"><text:span text:style-name="T48"><text:s text:c="6"/></text:span></text:span><text:span text:style-name="Source_20_Text"><text:span text:style-name="T45">{{</text:span></text:span><text:span text:style-name="Source_20_Text"><text:span text:style-name="T46"> </text:span></text:span><text:span text:style-name="Source_20_Text"><text:span text:style-name="T43">end</text:span></text:span><text:span text:style-name="Source_20_Text"><text:span text:style-name="T46"> </text:span></text:span><text:span text:style-name="Source_20_Text"><text:span text:style-name="T45">}}</text:span></text:span></text:p>
      <text:p text:style-name="P79"/>
      <text:p text:style-name="P79">Les enfants de produits apparaissent</text:p>
      <text:p text:style-name="P85">ce &lt;ul&gt; on va lui donner une id : ul-child</text:p>
      <text:p text:style-name="P79">On enlève le disc list et le underline des ancres</text:p>
      <text:p text:style-name="P79">&lt;ul&gt;<text:tab/>class<text:tab/>list-none</text:p>
      <text:p text:style-name="P79">&lt;a&gt;<text:tab/>class<text:tab/>no-underline</text:p>
      <text:p text:style-name="P79"/>
      <text:p text:style-name="P81">juste avant le &lt;u&gt; on ajoute le symbole de présence d’enfants</text:p>
      <text:p text:style-name="P81"/>
      <text:p text:style-name="P9"><text:span text:style-name="T3">&lt;</text:span><text:span text:style-name="T7">svg</text:span> <text:span text:style-name="T12">fill</text:span>=<text:span text:style-name="T15">"currentColor"</text:span> <text:span text:style-name="T12">viewBox</text:span>=<text:span text:style-name="T15">"0 0 20 20"</text:span> <text:span text:style-name="T12">class</text:span>=<text:span text:style-name="T15">"inline w-4 h-4 "</text:span><text:span text:style-name="T3">&gt;&lt;</text:span><text:span text:style-name="T7">path</text:span> <text:span text:style-name="T12">fill-rule</text:span>=<text:span text:style-name="T15">"evenodd"</text:span> <text:span text:style-name="T12">d</text:span>=<text:span text:style-name="T15">"M5.293 7.293a1 1 0 011.414 0L10 10.586l3.293-3.293a1 1 0 111.414 1.414l-4 4a1 1 0 01-1.414 0l-4-4a1 1 0 010-1.414z"</text:span> <text:span text:style-name="T12">clip-rule</text:span>=<text:span text:style-name="T15">"evenodd"</text:span><text:span text:style-name="T3">&gt;&lt;/</text:span><text:span text:style-name="T7">path</text:span><text:span text:style-name="T3">&gt;&lt;/</text:span><text:span text:style-name="T7">svg</text:span><text:span text:style-name="T3">&gt;</text:span></text:p>
      <text:p text:style-name="P81"/>
      <text:p text:style-name="P10"><text:span text:style-name="T20">transition-transform duration-75 transform <text:s/></text:span><text:s/><text:span text:style-name="T70">est-il utile ? A expliquer ???</text:span></text:p>
      <text:p text:style-name="P10"/>
      <text:p text:style-name="P30">On donne une id à ce svg : id= »svg-child »</text:p>
      <text:p text:style-name="P30"/>
      <text:p text:style-name="P84"><text:span text:style-name="T38">dans la div hugo-menu on va déclare un deuxième x-data : x-data :</text:span><text:span text:style-name="T19">"{ open_</text:span><text:span text:style-name="T21">child</text:span><text:span text:style-name="T19">: false }"</text:span></text:p>
      <text:p text:style-name="P31">On change le nom de la variable pour éviter des confusions</text:p>
      <text:p text:style-name="P84"><text:span text:style-name="T38">Dans uv-child on va mettre : </text:span><text:span text:style-name="T14">x-show</text:span><text:span text:style-name="T11">=</text:span><text:span text:style-name="T19">"open_</text:span><text:span text:style-name="T21">child</text:span><text:span text:style-name="T19">"</text:span></text:p>
      <text:p text:style-name="P86"><text:span text:style-name="T19"/></text:p>
      <text:p text:style-name="P32"><text:soft-page-break/>Et dans svg-child on va mettre non pas @click mais @mouseover="open_child = true" </text:p>
      <text:p text:style-name="P32">Le problème c’est que quand la souris s’en va ça ne ferme pas</text:p>
      <text:p text:style-name="P32">Il faut utiliser @mouseleave="open_child = false"</text:p>
      <text:p text:style-name="P87"><text:span text:style-name="T39">Il faut mettre ce code au niveau de la &lt;li&gt; qui est juste en dessous de </text:span><text:span text:style-name="T11">{{ range .Site.Menus.main }}</text:span></text:p>
      <text:p text:style-name="P33">Au niveau de &lt;li&gt; en dessous de range Children</text:p>
      <text:p text:style-name="P33"><text:tab/>pl-2</text:p>
      <text:p text:style-name="P88"><text:tab/>text-mycolor-400 </text:p>
      <text:p text:style-name="P88"><text:tab/>hover:text-mywhite </text:p>
      <text:p text:style-name="P88"><text:tab/>hover:itali<text:span text:style-name="T22">c</text:span></text:p>
      <text:p text:style-name="P33"/>
      <text:p text:style-name="P33"/>
      <text:p text:style-name="P33"/>
      <text:p text:style-name="P34">POUR LA PAGE CONTACT</text:p>
      <text:p text:style-name="P35"/>
      <text:p text:style-name="P35">Une première div qui fasse titre</text:p>
      <text:p text:style-name="P2"><text:span text:style-name="T3">&lt;</text:span><text:span text:style-name="T7">div</text:span> <text:span text:style-name="T12">class</text:span>=<text:span text:style-name="T15">"bg-mycolor-400 border-4 border-mycolor-700 text-center"</text:span><text:span text:style-name="T3">&gt;</text:span></text:p>
      <text:p text:style-name="P3"><text:span text:style-name="T3">&lt;</text:span><text:span text:style-name="T7">h1</text:span> <text:span text:style-name="T12">class</text:span>=<text:span text:style-name="T15">"text-mycolor-100"</text:span><text:span text:style-name="T3">&gt;</text:span>Nous Contacter !<text:span text:style-name="T3">&lt;/</text:span><text:span text:style-name="T7">h1</text:span><text:span text:style-name="T3">&gt;</text:span></text:p>
      <text:p text:style-name="P35"/>
      <text:p text:style-name="P35">Faire une div qui va être : block md:grid grid-cols-2</text:p>
      <text:p text:style-name="P35">dans la première div de cette div : </text:p>
      <text:p text:style-name="P35"><text:tab/>h3 par courrier puis les textes</text:p>
      <text:p text:style-name="P89"><text:span text:style-name="T40"><text:tab/>h3 par mail faire le lien </text:span><text:span text:style-name="T6">&lt;</text:span><text:span text:style-name="T9">a</text:span><text:span text:style-name="T11"> </text:span><text:span text:style-name="T14">class</text:span><text:span text:style-name="T11">=</text:span><text:span text:style-name="T19">"no-underline"</text:span><text:span text:style-name="T11"> </text:span><text:span text:style-name="T14">href</text:span><text:span text:style-name="T11">=</text:span><text:span text:style-name="T19">"mailto:fablab@cc-qrga.fr"</text:span><text:span text:style-name="T6">&gt;</text:span><text:span text:style-name="T9">&amp;#9993;&amp;#65039;</text:span><text:span text:style-name="T11"> : </text:span><text:a xlink:type="simple" xlink:href="mailto:fablab@cc-qrga.fr" text:style-name="Internet_20_link" text:visited-style-name="Visited_20_Internet_20_Link">fablab@cc-qrga.fr</text:a><text:span text:style-name="T6">&lt;/</text:span><text:span text:style-name="T9">a</text:span><text:span text:style-name="T6">&gt;</text:span></text:p>
      <text:p text:style-name="P90"><text:span text:style-name="T6"/></text:p>
      <text:p text:style-name="P35">dans la deuxième div :</text:p>
      <text:p text:style-name="P35"><text:tab/>h3 par téléphone</text:p>
      <text:p text:style-name="P89"><text:span text:style-name="T40"><text:tab/>faire le lien </text:span><text:span text:style-name="T6">&lt;</text:span><text:span text:style-name="T9">a</text:span><text:span text:style-name="T11"> </text:span><text:span text:style-name="T14">class</text:span><text:span text:style-name="T11">=</text:span><text:span text:style-name="T19">"no-underline"</text:span><text:span text:style-name="T11"> </text:span><text:span text:style-name="T14">href</text:span><text:span text:style-name="T11">=</text:span><text:span text:style-name="T19">"tel:+3363181036"</text:span><text:span text:style-name="T6">&gt;</text:span><text:span text:style-name="T9">&amp;#x1F4F1;</text:span><text:span text:style-name="T11"> : 05 63 28 10 36</text:span><text:span text:style-name="T6">&lt;/</text:span><text:span text:style-name="T9">a</text:span><text:span text:style-name="T6">&gt;</text:span><text:span text:style-name="T11"> </text:span></text:p>
      <text:p text:style-name="P35"><text:tab/>h3 suivez-nous !</text:p>
      <text:p text:style-name="Standard"><text:span text:style-name="T40"><text:tab/>Facebook : </text:span><text:span text:style-name="T6">&lt;</text:span><text:span text:style-name="T9">a</text:span><text:span text:style-name="T11"> </text:span><text:span text:style-name="T14">class</text:span><text:span text:style-name="T11">=</text:span><text:span text:style-name="T19">"no-underline"</text:span><text:span text:style-name="T11"> </text:span><text:span text:style-name="T14">href</text:span><text:span text:style-name="T11">=</text:span><text:span text:style-name="T19">"</text:span><text:a xlink:type="simple" xlink:href="https://www.facebook.com/lafabriquecaylus82/" text:style-name="Internet_20_link" text:visited-style-name="Visited_20_Internet_20_Link">https://www.facebook.com/lafabriquecaylus82/</text:a><text:span text:style-name="T19">"</text:span><text:span text:style-name="T6">&gt;</text:span> &lt;<text:span text:style-name="T73">img chercher sur google un image facebook et faire le lien en </text:span><text:span text:style-name="T74">src</text:span><text:span text:style-name="T73">, mettre un alt et en classe mettre les dimensions : w-6 h-6 par exemple</text:span></text:p>
      <text:p text:style-name="Standard"><text:tab/><text:span text:style-name="T74">google : aller sur google map, chercher la fabrique copier le lien le mettre en href de la &lt;a&gt; chercher image faire le src, le alt, la dimension</text:span></text:p>
      <text:p text:style-name="P91">On va avoir les images l’une sous l’autre</text:p>
      <text:p text:style-name="P91">Donc mettre en « inline » au niveau de la classe des img</text:p>
      <text:p text:style-name="P91"/>
      <text:p text:style-name="P91">Mettre de la bordure 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default-mono-font-family" svg:font-family="'var default-mono-font-family', 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0:51:01.129223359</meta:creation-date>
    <dc:date>2025-04-28T22:23:07.795349447</dc:date>
    <meta:editing-duration>PT20H48M25S</meta:editing-duration>
    <meta:editing-cycles>68</meta:editing-cycles>
    <meta:generator>LibreOffice/24.2.7.2$Linux_X86_64 LibreOffice_project/420$Build-2</meta:generator>
    <meta:document-statistic meta:table-count="0" meta:image-count="0" meta:object-count="0" meta:page-count="8" meta:paragraph-count="249" meta:word-count="2185" meta:character-count="13099" meta:non-whitespace-character-count="10811"/>
  </office:meta>
</office:document-meta>
</file>